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7 17:55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11</text:p>
          </table:table-cell>
          <table:table-cell office:value-type="float" office:value="24.25415" calcext:value-type="float">
            <text:p>24,25415</text:p>
          </table:table-cell>
        </table:table-row>
        <table:table-row table:style-name="ro1">
          <table:table-cell office:value-type="string" calcext:value-type="string">
            <text:p>2023-01-07 17:54:10</text:p>
          </table:table-cell>
          <table:table-cell office:value-type="float" office:value="53.02622" calcext:value-type="float">
            <text:p>53,02622</text:p>
          </table:table-cell>
        </table:table-row>
        <table:table-row table:style-name="ro1">
          <table:table-cell office:value-type="string" calcext:value-type="string">
            <text:p>2023-01-07 17:54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4:08</text:p>
          </table:table-cell>
          <table:table-cell office:value-type="float" office:value="10.216175" calcext:value-type="float">
            <text:p>10,216175</text:p>
          </table:table-cell>
        </table:table-row>
        <table:table-row table:style-name="ro1">
          <table:table-cell office:value-type="string" calcext:value-type="string">
            <text:p>2023-01-07 17:54:07</text:p>
          </table:table-cell>
          <table:table-cell office:value-type="float" office:value="45.90455" calcext:value-type="float">
            <text:p>45,90455</text:p>
          </table:table-cell>
        </table:table-row>
        <table:table-row table:style-name="ro1">
          <table:table-cell office:value-type="string" calcext:value-type="string">
            <text:p>2023-01-07 17:54:06</text:p>
          </table:table-cell>
          <table:table-cell office:value-type="float" office:value="25.96518" calcext:value-type="float">
            <text:p>25,96518</text:p>
          </table:table-cell>
        </table:table-row>
        <table:table-row table:style-name="ro1">
          <table:table-cell office:value-type="string" calcext:value-type="string">
            <text:p>2023-01-07 17:54:05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7:54:04</text:p>
          </table:table-cell>
          <table:table-cell office:value-type="float" office:value="26.21987" calcext:value-type="float">
            <text:p>26,21987</text:p>
          </table:table-cell>
        </table:table-row>
        <table:table-row table:style-name="ro1">
          <table:table-cell office:value-type="string" calcext:value-type="string">
            <text:p>2023-01-07 17:54:03</text:p>
          </table:table-cell>
          <table:table-cell office:value-type="float" office:value="49.60175" calcext:value-type="float">
            <text:p>49,60175</text:p>
          </table:table-cell>
        </table:table-row>
        <table:table-row table:style-name="ro1">
          <table:table-cell office:value-type="string" calcext:value-type="string">
            <text:p>2023-01-07 17:54:02</text:p>
          </table:table-cell>
          <table:table-cell office:value-type="float" office:value="12.2544" calcext:value-type="float">
            <text:p>12,2544</text:p>
          </table:table-cell>
        </table:table-row>
        <table:table-row table:style-name="ro1">
          <table:table-cell office:value-type="string" calcext:value-type="string">
            <text:p>2023-01-07 17:54:01</text:p>
          </table:table-cell>
          <table:table-cell office:value-type="float" office:value="14.14575" calcext:value-type="float">
            <text:p>14,14575</text:p>
          </table:table-cell>
        </table:table-row>
        <table:table-row table:style-name="ro1">
          <table:table-cell office:value-type="string" calcext:value-type="string">
            <text:p>2023-01-07 17:54:00</text:p>
          </table:table-cell>
          <table:table-cell office:value-type="float" office:value="32.69975" calcext:value-type="float">
            <text:p>32,69975</text:p>
          </table:table-cell>
        </table:table-row>
        <table:table-row table:style-name="ro1">
          <table:table-cell office:value-type="string" calcext:value-type="string">
            <text:p>2023-01-07 17:53:59</text:p>
          </table:table-cell>
          <table:table-cell office:value-type="float" office:value="41.21018" calcext:value-type="float">
            <text:p>41,21018</text:p>
          </table:table-cell>
        </table:table-row>
        <table:table-row table:style-name="ro1">
          <table:table-cell office:value-type="string" calcext:value-type="string">
            <text:p>2023-01-07 17:53:58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7 17:53:57</text:p>
          </table:table-cell>
          <table:table-cell office:value-type="float" office:value="7.835175" calcext:value-type="float">
            <text:p>7,835175</text:p>
          </table:table-cell>
        </table:table-row>
        <table:table-row table:style-name="ro1">
          <table:table-cell office:value-type="string" calcext:value-type="string">
            <text:p>2023-01-07 17:53:56</text:p>
          </table:table-cell>
          <table:table-cell office:value-type="float" office:value="41.37627" calcext:value-type="float">
            <text:p>41,37627</text:p>
          </table:table-cell>
        </table:table-row>
        <table:table-row table:style-name="ro1">
          <table:table-cell office:value-type="string" calcext:value-type="string">
            <text:p>2023-01-07 17:53:55</text:p>
          </table:table-cell>
          <table:table-cell office:value-type="float" office:value="34.0305" calcext:value-type="float">
            <text:p>34,0305</text:p>
          </table:table-cell>
        </table:table-row>
        <table:table-row table:style-name="ro1">
          <table:table-cell office:value-type="string" calcext:value-type="string">
            <text:p>2023-01-07 17:53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53</text:p>
          </table:table-cell>
          <table:table-cell office:value-type="float" office:value="20.43318" calcext:value-type="float">
            <text:p>20,43318</text:p>
          </table:table-cell>
        </table:table-row>
        <table:table-row table:style-name="ro1">
          <table:table-cell office:value-type="string" calcext:value-type="string">
            <text:p>2023-01-07 17:53:52</text:p>
          </table:table-cell>
          <table:table-cell office:value-type="float" office:value="37.6311" calcext:value-type="float">
            <text:p>37,6311</text:p>
          </table:table-cell>
        </table:table-row>
        <table:table-row table:style-name="ro1">
          <table:table-cell office:value-type="string" calcext:value-type="string">
            <text:p>2023-01-07 17:53:51</text:p>
          </table:table-cell>
          <table:table-cell office:value-type="float" office:value="33.94435" calcext:value-type="float">
            <text:p>33,94435</text:p>
          </table:table-cell>
        </table:table-row>
        <table:table-row table:style-name="ro1">
          <table:table-cell office:value-type="string" calcext:value-type="string">
            <text:p>2023-01-07 17:53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46</text:p>
          </table:table-cell>
          <table:table-cell office:value-type="float" office:value="27.56188" calcext:value-type="float">
            <text:p>27,56188</text:p>
          </table:table-cell>
        </table:table-row>
        <table:table-row table:style-name="ro1">
          <table:table-cell office:value-type="string" calcext:value-type="string">
            <text:p>2023-01-07 17:53:45</text:p>
          </table:table-cell>
          <table:table-cell office:value-type="float" office:value="43.23365" calcext:value-type="float">
            <text:p>43,23365</text:p>
          </table:table-cell>
        </table:table-row>
        <table:table-row table:style-name="ro1">
          <table:table-cell office:value-type="string" calcext:value-type="string">
            <text:p>2023-01-07 17:53:44</text:p>
          </table:table-cell>
          <table:table-cell office:value-type="float" office:value="14.353625" calcext:value-type="float">
            <text:p>14,353625</text:p>
          </table:table-cell>
        </table:table-row>
        <table:table-row table:style-name="ro1">
          <table:table-cell office:value-type="string" calcext:value-type="string">
            <text:p>2023-01-07 17:53:43</text:p>
          </table:table-cell>
          <table:table-cell office:value-type="float" office:value="8.18625" calcext:value-type="float">
            <text:p>8,18625</text:p>
          </table:table-cell>
        </table:table-row>
        <table:table-row table:style-name="ro1">
          <table:table-cell office:value-type="string" calcext:value-type="string">
            <text:p>2023-01-07 17:53:42</text:p>
          </table:table-cell>
          <table:table-cell office:value-type="float" office:value="43.58905" calcext:value-type="float">
            <text:p>43,58905</text:p>
          </table:table-cell>
        </table:table-row>
        <table:table-row table:style-name="ro1">
          <table:table-cell office:value-type="string" calcext:value-type="string">
            <text:p>2023-01-07 17:53:41</text:p>
          </table:table-cell>
          <table:table-cell office:value-type="float" office:value="33.35455" calcext:value-type="float">
            <text:p>33,35455</text:p>
          </table:table-cell>
        </table:table-row>
        <table:table-row table:style-name="ro1">
          <table:table-cell office:value-type="string" calcext:value-type="string">
            <text:p>2023-01-07 17:53:40</text:p>
          </table:table-cell>
          <table:table-cell office:value-type="float" office:value="0.000975" calcext:value-type="float">
            <text:p>0,000975</text:p>
          </table:table-cell>
        </table:table-row>
        <table:table-row table:style-name="ro1">
          <table:table-cell office:value-type="string" calcext:value-type="string">
            <text:p>2023-01-07 17:53:39</text:p>
          </table:table-cell>
          <table:table-cell office:value-type="float" office:value="20.12245" calcext:value-type="float">
            <text:p>20,12245</text:p>
          </table:table-cell>
        </table:table-row>
        <table:table-row table:style-name="ro1">
          <table:table-cell office:value-type="string" calcext:value-type="string">
            <text:p>2023-01-07 17:53:38</text:p>
          </table:table-cell>
          <table:table-cell office:value-type="float" office:value="56.2209" calcext:value-type="float">
            <text:p>56,2209</text:p>
          </table:table-cell>
        </table:table-row>
        <table:table-row table:style-name="ro1">
          <table:table-cell office:value-type="string" calcext:value-type="string">
            <text:p>2023-01-07 17:53:37</text:p>
          </table:table-cell>
          <table:table-cell office:value-type="float" office:value="6.418025" calcext:value-type="float">
            <text:p>6,418025</text:p>
          </table:table-cell>
        </table:table-row>
        <table:table-row table:style-name="ro1">
          <table:table-cell office:value-type="string" calcext:value-type="string">
            <text:p>2023-01-07 17:53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28</text:p>
          </table:table-cell>
          <table:table-cell office:value-type="float" office:value="27.99548" calcext:value-type="float">
            <text:p>27,99548</text:p>
          </table:table-cell>
        </table:table-row>
        <table:table-row table:style-name="ro1">
          <table:table-cell office:value-type="string" calcext:value-type="string">
            <text:p>2023-01-07 17:53:27</text:p>
          </table:table-cell>
          <table:table-cell office:value-type="float" office:value="47.61638" calcext:value-type="float">
            <text:p>47,61638</text:p>
          </table:table-cell>
        </table:table-row>
        <table:table-row table:style-name="ro1">
          <table:table-cell office:value-type="string" calcext:value-type="string">
            <text:p>2023-01-07 17:53:26</text:p>
          </table:table-cell>
          <table:table-cell office:value-type="float" office:value="10.3646" calcext:value-type="float">
            <text:p>10,3646</text:p>
          </table:table-cell>
        </table:table-row>
        <table:table-row table:style-name="ro1">
          <table:table-cell office:value-type="string" calcext:value-type="string">
            <text:p>2023-01-07 17:53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24</text:p>
          </table:table-cell>
          <table:table-cell office:value-type="float" office:value="0.00145" calcext:value-type="float">
            <text:p>0,00145</text:p>
          </table:table-cell>
        </table:table-row>
        <table:table-row table:style-name="ro1">
          <table:table-cell office:value-type="string" calcext:value-type="string">
            <text:p>2023-01-07 17:53:23</text:p>
          </table:table-cell>
          <table:table-cell office:value-type="float" office:value="0.00495" calcext:value-type="float">
            <text:p>0,00495</text:p>
          </table:table-cell>
        </table:table-row>
        <table:table-row table:style-name="ro1">
          <table:table-cell office:value-type="string" calcext:value-type="string">
            <text:p>2023-01-07 17:53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3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52:2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27.99548" calcext:value-type="float">
            <text:p>27,99548</text:p>
          </table:table-cell>
          <table:table-cell office:value-type="float" office:value="20.12245" calcext:value-type="float">
            <text:p>20,12245</text:p>
          </table:table-cell>
          <table:table-cell office:value-type="float" office:value="8.18625" calcext:value-type="float">
            <text:p>8,18625</text:p>
          </table:table-cell>
          <table:table-cell office:value-type="float" office:value="27.56188" calcext:value-type="float">
            <text:p>27,56188</text:p>
          </table:table-cell>
          <table:table-cell office:value-type="float" office:value="20.43318" calcext:value-type="float">
            <text:p>20,43318</text:p>
          </table:table-cell>
          <table:table-cell office:value-type="float" office:value="7.835175" calcext:value-type="float">
            <text:p>7,835175</text:p>
          </table:table-cell>
          <table:table-cell office:value-type="float" office:value="14.14575" calcext:value-type="float">
            <text:p>14,14575</text:p>
          </table:table-cell>
          <table:table-cell office:value-type="float" office:value="26.21987" calcext:value-type="float">
            <text:p>26,21987</text:p>
          </table:table-cell>
          <table:table-cell office:value-type="float" office:value="10.216175" calcext:value-type="float">
            <text:p>10,216175</text:p>
          </table:table-cell>
          <table:table-cell office:value-type="float" office:value="24.25415" calcext:value-type="float">
            <text:p>24,25415</text:p>
          </table:table-cell>
          <table:table-cell/>
          <table:table-cell table:formula="of:=AVERAGE([.A13];[.B13];[.C13];[.D13];[.E13];[.F13];[.G13];[.H13];[.I13];[.J13])" office:value-type="float" office:value="45.941005" calcext:value-type="float">
            <text:p>45,941005</text:p>
          </table:table-cell>
          <table:table-cell table:formula="of:=MAX([Sheet1.B:.B])" office:value-type="float" office:value="56.2209" calcext:value-type="float">
            <text:p>56,2209</text:p>
          </table:table-cell>
          <table:table-cell table:formula="of:=AVERAGEIF([$Sheet1.B2:.B124];&quot;&gt;5&quot;)" office:value-type="float" office:value="29.3022548275862" calcext:value-type="float">
            <text:p>29,3022548275862</text:p>
          </table:table-cell>
          <table:table-cell table:formula="of:=AVERAGE([.A2:.A5];[.B2:.B5];[.C2:.C5];[.D2:.D5];[.E2:.E5];[.F2:.F5];[.G2:.G5];[.H2:.H5];[.I2:.I5];[.J2:.J5])" office:value-type="float" office:value="29.3022548275862" calcext:value-type="float">
            <text:p>29,3022548275862</text:p>
          </table:table-cell>
          <table:table-cell table:number-columns-repeated="2"/>
        </table:table-row>
        <table:table-row table:style-name="ro1">
          <table:table-cell office:value-type="float" office:value="47.61638" calcext:value-type="float">
            <text:p>47,61638</text:p>
          </table:table-cell>
          <table:table-cell office:value-type="float" office:value="56.2209" calcext:value-type="float">
            <text:p>56,2209</text:p>
          </table:table-cell>
          <table:table-cell office:value-type="float" office:value="43.58905" calcext:value-type="float">
            <text:p>43,58905</text:p>
          </table:table-cell>
          <table:table-cell office:value-type="float" office:value="43.23365" calcext:value-type="float">
            <text:p>43,23365</text:p>
          </table:table-cell>
          <table:table-cell office:value-type="float" office:value="37.6311" calcext:value-type="float">
            <text:p>37,6311</text:p>
          </table:table-cell>
          <table:table-cell office:value-type="float" office:value="41.37627" calcext:value-type="float">
            <text:p>41,37627</text:p>
          </table:table-cell>
          <table:table-cell office:value-type="float" office:value="32.69975" calcext:value-type="float">
            <text:p>32,69975</text:p>
          </table:table-cell>
          <table:table-cell office:value-type="float" office:value="49.60175" calcext:value-type="float">
            <text:p>49,60175</text:p>
          </table:table-cell>
          <table:table-cell office:value-type="float" office:value="45.90455" calcext:value-type="float">
            <text:p>45,90455</text:p>
          </table:table-cell>
          <table:table-cell office:value-type="float" office:value="53.02622" calcext:value-type="float">
            <text:p>53,02622</text:p>
          </table:table-cell>
          <table:table-cell table:number-columns-repeated="7"/>
        </table:table-row>
        <table:table-row table:style-name="ro1">
          <table:table-cell office:value-type="float" office:value="10.3646" calcext:value-type="float">
            <text:p>10,3646</text:p>
          </table:table-cell>
          <table:table-cell office:value-type="float" office:value="6.418025" calcext:value-type="float">
            <text:p>6,418025</text:p>
          </table:table-cell>
          <table:table-cell office:value-type="float" office:value="33.35455" calcext:value-type="float">
            <text:p>33,35455</text:p>
          </table:table-cell>
          <table:table-cell office:value-type="float" office:value="14.353625" calcext:value-type="float">
            <text:p>14,353625</text:p>
          </table:table-cell>
          <table:table-cell office:value-type="float" office:value="33.94435" calcext:value-type="float">
            <text:p>33,94435</text:p>
          </table:table-cell>
          <table:table-cell office:value-type="float" office:value="34.0305" calcext:value-type="float">
            <text:p>34,0305</text:p>
          </table:table-cell>
          <table:table-cell office:value-type="float" office:value="41.21018" calcext:value-type="float">
            <text:p>41,21018</text:p>
          </table:table-cell>
          <table:table-cell office:value-type="float" office:value="12.2544" calcext:value-type="float">
            <text:p>12,2544</text:p>
          </table:table-cell>
          <table:table-cell office:value-type="float" office:value="25.96518" calcext:value-type="float">
            <text:p>25,96518</text:p>
          </table:table-cell>
          <table:table-cell table:number-columns-repeated="8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5])" office:value-type="float" office:value="28.65882" calcext:value-type="float">
            <text:p>28,65882</text:p>
          </table:table-cell>
          <table:table-cell table:formula="of:=AVERAGE([.B2:.B5])" office:value-type="float" office:value="27.587125" calcext:value-type="float">
            <text:p>27,587125</text:p>
          </table:table-cell>
          <table:table-cell table:formula="of:=AVERAGE([.C2:.C5])" office:value-type="float" office:value="28.3766166666667" calcext:value-type="float">
            <text:p>28,3766166666667</text:p>
          </table:table-cell>
          <table:table-cell table:formula="of:=AVERAGE([.D2:.D5])" office:value-type="float" office:value="28.3830516666667" calcext:value-type="float">
            <text:p>28,3830516666667</text:p>
          </table:table-cell>
          <table:table-cell table:formula="of:=AVERAGE([.E2:.E5])" office:value-type="float" office:value="30.6695433333333" calcext:value-type="float">
            <text:p>30,6695433333333</text:p>
          </table:table-cell>
          <table:table-cell table:formula="of:=AVERAGE([.F2:.F5])" office:value-type="float" office:value="27.747315" calcext:value-type="float">
            <text:p>27,747315</text:p>
          </table:table-cell>
          <table:table-cell table:formula="of:=AVERAGE([.G2:.G5])" office:value-type="float" office:value="29.3518933333333" calcext:value-type="float">
            <text:p>29,3518933333333</text:p>
          </table:table-cell>
          <table:table-cell table:formula="of:=AVERAGE([.H2:.H5])" office:value-type="float" office:value="29.3586733333333" calcext:value-type="float">
            <text:p>29,3586733333333</text:p>
          </table:table-cell>
          <table:table-cell table:formula="of:=AVERAGE([.I2:.I5])" office:value-type="float" office:value="27.3619683333333" calcext:value-type="float">
            <text:p>27,3619683333333</text:p>
          </table:table-cell>
          <table:table-cell table:formula="of:=AVERAGE([.J2:.J5])" office:value-type="float" office:value="38.640185" calcext:value-type="float">
            <text:p>38,64018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5])" office:value-type="float" office:value="47.61638" calcext:value-type="float">
            <text:p>47,61638</text:p>
          </table:table-cell>
          <table:table-cell table:formula="of:=MAX([.B2:.B5])" office:value-type="float" office:value="56.2209" calcext:value-type="float">
            <text:p>56,2209</text:p>
          </table:table-cell>
          <table:table-cell table:formula="of:=MAX([.C2:.C5])" office:value-type="float" office:value="43.58905" calcext:value-type="float">
            <text:p>43,58905</text:p>
          </table:table-cell>
          <table:table-cell table:formula="of:=MAX([.D2:.D5])" office:value-type="float" office:value="43.23365" calcext:value-type="float">
            <text:p>43,23365</text:p>
          </table:table-cell>
          <table:table-cell table:formula="of:=MAX([.E2:.E5])" office:value-type="float" office:value="37.6311" calcext:value-type="float">
            <text:p>37,6311</text:p>
          </table:table-cell>
          <table:table-cell table:formula="of:=MAX([.F2:.F5])" office:value-type="float" office:value="41.37627" calcext:value-type="float">
            <text:p>41,37627</text:p>
          </table:table-cell>
          <table:table-cell table:formula="of:=MAX([.G2:.G5])" office:value-type="float" office:value="41.21018" calcext:value-type="float">
            <text:p>41,21018</text:p>
          </table:table-cell>
          <table:table-cell table:formula="of:=MAX([.H2:.H5])" office:value-type="float" office:value="49.60175" calcext:value-type="float">
            <text:p>49,60175</text:p>
          </table:table-cell>
          <table:table-cell table:formula="of:=MAX([.I2:.I5])" office:value-type="float" office:value="45.90455" calcext:value-type="float">
            <text:p>45,90455</text:p>
          </table:table-cell>
          <table:table-cell table:formula="of:=MAX([.J2:.J5])" office:value-type="float" office:value="53.02622" calcext:value-type="float">
            <text:p>53,026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34:02.537567797</meta:creation-date>
    <dc:date>2023-01-09T23:23:05.302462962</dc:date>
    <meta:editing-duration>PT3M33S</meta:editing-duration>
    <meta:editing-cycles>2</meta:editing-cycles>
    <meta:generator>LibreOffice/7.4.3.2$Linux_X86_64 LibreOffice_project/40$Build-2</meta:generator>
    <meta:document-statistic meta:table-count="2" meta:cell-count="450" meta:object-count="0"/>
  </office:meta>
</office:document-meta>
</file>